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50%" fo:background-color="#ffffff"/>
      <style:text-properties fo:color="#000000" fo:font-size="14pt" fo:letter-spacing="-0.004cm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 style:vertical-align="baseline"/>
      <style:text-properties fo:font-size="14pt" style:font-size-asian="14pt" style:font-size-complex="14pt"/>
    </style:style>
    <style:style style:name="P3" style:family="paragraph" style:parent-style-name="Standard">
      <loext:graphic-properties draw:fill="solid" draw:fill-color="#ffffff"/>
      <style:paragraph-properties fo:margin-left="8.752cm" fo:margin-right="0.067cm" fo:line-height="150%" fo:text-indent="0cm" style:auto-text-indent="false" fo:background-color="#ffffff"/>
      <style:text-properties fo:color="#000000" style:text-position="super 58%" fo:font-size="14pt" fo:letter-spacing="-0.012cm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1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a" fo:font-size="14pt" style:font-name-asian="Calibri1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1cm" style:auto-text-indent="false"/>
      <style:text-properties fo:color="#000000" fo:font-size="14pt" style:font-size-asian="14pt" style:font-size-complex="14pt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fo:color="#00000a" fo:font-size="14pt" style:text-underline-style="none" style:letter-kerning="true" style:font-size-asian="14pt" style:language-asian="zh" style:country-asian="CN" style:font-size-complex="14pt"/>
    </style:style>
    <style:style style:name="P10" style:family="paragraph" style:parent-style-name="Standard">
      <loext:graphic-properties draw:fill="solid" draw:fill-color="#ffffff"/>
      <style:paragraph-properties fo:margin-left="8.752cm" fo:margin-right="0cm" fo:text-align="end" style:justify-single-word="false" fo:text-indent="0cm" style:auto-text-indent="false" fo:background-color="#ffffff">
        <style:tab-stops>
          <style:tab-stop style:position="7.251cm" style:leader-style="solid" style:leader-text="_"/>
        </style:tab-stops>
      </style:paragraph-properties>
      <style:text-properties fo:color="#000000" fo:font-size="14pt" fo:letter-spacing="-0.009cm" style:font-size-asian="14pt" style:font-size-complex="14pt"/>
    </style:style>
    <style:style style:name="P11" style:family="paragraph" style:parent-style-name="Standard">
      <loext:graphic-properties draw:fill="solid" draw:fill-color="#ffffff"/>
      <style:paragraph-properties fo:margin-left="8.752cm" fo:margin-right="0cm" fo:text-align="end" style:justify-single-word="false" fo:text-indent="0cm" style:auto-text-indent="false" fo:background-color="#ffffff"/>
      <style:text-properties fo:color="#000000" fo:font-size="14pt" officeooo:paragraph-rsid="0013c12a" style:font-size-asian="14pt" style:font-size-complex="14pt" style:text-scale="90%"/>
    </style:style>
    <style:style style:name="P12" style:family="paragraph" style:parent-style-name="Standard">
      <loext:graphic-properties draw:fill="solid" draw:fill-color="#ffffff"/>
      <style:paragraph-properties fo:margin-left="8.752cm" fo:margin-right="0cm" fo:line-height="115%" fo:text-align="justify" style:justify-single-word="false" fo:text-indent="0cm" style:auto-text-indent="false" fo:background-color="#ffffff"/>
      <style:text-properties fo:color="#000000" fo:font-size="14pt" style:font-size-asian="14pt" style:font-size-complex="14pt" style:text-scale="90%"/>
    </style:style>
    <style:style style:name="P13" style:family="paragraph" style:parent-style-name="Standard">
      <loext:graphic-properties draw:fill="solid" draw:fill-color="#ffffff"/>
      <style:paragraph-properties fo:margin-left="8.752cm" fo:margin-right="0cm" fo:text-align="end" style:justify-single-word="false" fo:text-indent="1.238cm" style:auto-text-indent="false" fo:background-color="#ffffff"/>
      <style:text-properties fo:color="#000000" style:text-position="super 58%" fo:font-size="14pt" style:font-size-asian="14pt" style:font-size-complex="14pt" style:text-scale="90%"/>
    </style:style>
    <style:style style:name="P14" style:family="paragraph" style:parent-style-name="Standard">
      <loext:graphic-properties draw:fill="solid" draw:fill-color="#ffffff"/>
      <style:paragraph-properties fo:margin-left="0cm" fo:margin-right="0.067cm" fo:line-height="150%" fo:text-align="center" style:justify-single-word="false" fo:text-indent="1.251cm" style:auto-text-indent="false" fo:background-color="#ffffff"/>
      <style:text-properties fo:color="#000000" fo:font-size="14pt" fo:letter-spacing="-0.012cm" style:font-size-asian="14pt" style:font-size-complex="14pt" style:font-weight-complex="bold"/>
    </style:style>
    <style:style style:name="P15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fo:color="#000000" fo:font-size="14pt" style:font-size-asian="14pt" style:font-size-complex="14pt"/>
    </style:style>
    <style:style style:name="P16" style:family="paragraph" style:parent-style-name="Standard">
      <loext:graphic-properties draw:fill="solid" draw:fill-color="#ffffff"/>
      <style:paragraph-properties fo:margin-left="0cm" fo:margin-right="0cm" fo:line-height="150%" fo:text-align="end" style:justify-single-word="false" fo:text-indent="1.251cm" style:auto-text-indent="false" fo:background-color="#ffffff"/>
      <style:text-properties fo:color="#000000" fo:font-size="14pt" fo:letter-spacing="-0.004cm" style:font-size-asian="14pt" style:font-size-complex="14pt"/>
    </style:style>
    <style:style style:name="P17" style:family="paragraph" style:parent-style-name="Standard" style:master-page-name="Standard">
      <loext:graphic-properties draw:fill="solid" draw:fill-color="#ffffff"/>
      <style:paragraph-properties fo:margin-left="8.001cm" fo:margin-right="0cm" fo:line-height="150%" fo:text-align="center" style:justify-single-word="false" fo:text-indent="1.251cm" style:auto-text-indent="false" style:page-number="auto" fo:background-color="#ffffff">
        <style:tab-stops>
          <style:tab-stop style:position="8.188cm" style:leader-style="solid" style:leader-text="_"/>
        </style:tab-stops>
      </style:paragraph-properties>
      <style:text-properties fo:color="#000000" fo:font-size="14pt" fo:letter-spacing="-0.009cm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1386b6" style:font-size-asian="14pt" style:font-size-complex="14pt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0">Ректору РУДН </text:p>
      <text:p text:style-name="P10">О.А. Ястребову</text:p>
      <text:p text:style-name="P11">от соискателя ученой степени</text:p>
      <text:p text:style-name="P11">___ФИО_в_родительном_падеже___</text:p>
      <text:p text:style-name="P13"/>
      <text:p text:style-name="P3"/>
      <text:p text:style-name="P14">Заявление</text:p>
      <text:p text:style-name="P4"><text:span text:style-name="T1">Прошу Вас рассмотреть возможность предоставления мне специальных условий </text:span><text:span text:style-name="T3">при представлении к защите и защите диссертации на тему «___Тема_диссертации___», представленную </text:span><text:span text:style-name="T1">на соискание ученой степени ___кандидат_или_доктор___</text:span><text:span text:style-name="T2">а ___каких_наук___</text:span><text:span text:style-name="T1"> наук по специальности ___ШИФР_СПЕЦ___ ___Название_научной_специальности___.</text:span></text:p>
      <text:p text:style-name="P8">Сведения о необходимых специальных условиях (выбрать необходимое): </text:p>
      <text:p text:style-name="P7">Необходимость использования в процессе защиты диссертации пользоваться техническими средствами, необходимыми им в связи с их индивидуальными особенностями. </text:p>
      <text:p text:style-name="P7">Необходимость присутствия при представлении и защите диссертации ассистентов, оказывающих необходимую техническую помощь соискателям </text:p>
      <text:p text:style-name="P7">Необходимость предоставления специальных условий для слепых:</text:p>
      <text:p text:style-name="P7">вопросы по существу диссертации в письменной форме к соискателю из числа инвалидов и лиц с ОВЗ оформляются рельефно-точечным шрифтом Брайля или в виде электронного документа, доступного с помощью компьютера со специализированным программным обеспечением для слепых, либо зачитываются ассистентом;</text:p>
      <text:p text:style-name="P7">Необходимость предоставления специальных условий для слабовидящих: </text:p>
      <text:p text:style-name="P7">обеспечивается индивидуальное равномерное освещение не менее 300 люкс; соискателю из числа инвалидов и лиц с ОВЗ для ответа на вопросы по существу диссертации в письменной форме при необходимости предоставляется увеличивающее устройство; возможно также использование собственных увеличивающих устройств;</text:p>
      <text:p text:style-name="P5"><text:bookmark-start text:name="_Hlk14176464"/><text:soft-page-break/><text:span text:style-name="T1">Необходимость предоставления специальных условий</text:span><text:span text:style-name="T3"> для</text:span><text:bookmark-end text:name="_Hlk14176464"/><text:span text:style-name="T3"> глухих и слабослышащих:</text:span></text:p>
      <text:p text:style-name="P7">обеспечивается наличие звукоусиливающей аппаратуры коллективного пользования, при необходимости соискателю из числа инвалидов и лиц с ОВЗ, предоставляется звукоусиливающая аппаратура индивидуального пользования;</text:p>
      <text:p text:style-name="P7">предоставляются услуги сурдопереводчика;</text:p>
      <text:p text:style-name="P5"><text:span text:style-name="T1">Необходимость предоставления специальных условий</text:span><text:span text:style-name="T3"> для</text:span><text:span text:style-name="T1"> </text:span><text:span text:style-name="T3">слепоглухих: <text:s/>предоставляются услуги тифлосурдопереводчика (помимо требований, выполняемых соответственно для слепых и глухих);</text:span></text:p>
      <text:p text:style-name="P5"><text:span text:style-name="T1"><text:s/>Необходимость предоставления специальных условий</text:span><text:span text:style-name="T3"> для соискателей из числа лиц с тяжелыми нарушениями речи, глухих, слабослышащих ответы на вопросы по существу диссертации, по решению диссертационного совета могут формироваться письменно.</text:span></text:p>
      <text:p text:style-name="P15">Документы, подтверждающие необходимость создания специальных условий, прилагаю.</text:p>
      <text:p text:style-name="P1"/>
      <text:p text:style-name="P16"><text:s text:c="27"/>___Соискатель_И_О___, <text:s/>подпись <text:tab/><text:tab/><text:tab/><text:tab/><text:tab/><text:tab/></text:p>
      <text:p text:style-name="P6"/>
      <text:p text:style-name="P7"/>
      <text:p text:style-name="P7"/>
      <text:p text:style-name="P12">Эл. почта: ______________________________</text:p>
      <text:p text:style-name="P12">Тел: ___________________________________</text:p>
      <text:p text:style-name="P12">Адрес: __________________________________</text:p>
      <text:p text:style-name="P2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letter-kerning="false" style:language-asian="ru" style:country-asian="RU" fo:hyphenate="tru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</meta:initial-creator>
    <meta:editing-cycles>8</meta:editing-cycles>
    <meta:creation-date>2020-01-06T21:17:00</meta:creation-date>
    <dc:date>2025-10-19T15:07:48.253100931</dc:date>
    <meta:editing-duration>PT1H25M37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3" meta:word-count="257" meta:character-count="2503" meta:non-whitespace-character-count="22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